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41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font-size="21pt"/>
    </style:style>
    <style:style style:name="P2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2" fo:font-size="21pt" fo:font-weight="normal" style:font-size-asian="28pt" style:font-weight-asian="normal" style:font-size-complex="28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Arial1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line-height="100%">
        <style:tab-stops>
          <style:tab-stop style:position="19.05cm" style:type="right"/>
        </style:tab-stops>
      </style:paragraph-properties>
      <style:text-properties fo:font-size="21pt"/>
    </style:style>
    <style:style style:name="P9" style:family="paragraph">
      <style:paragraph-properties fo:line-height="100%" fo:text-align="start"/>
      <style:text-properties fo:font-size="21pt"/>
    </style:style>
    <style:style style:name="P10" style:family="paragraph">
      <style:paragraph-properties fo:text-align="start"/>
      <style:text-properties fo:font-size="21pt"/>
    </style:style>
    <style:style style:name="P11" style:family="paragraph">
      <loext:graphic-properties draw:fill="none" draw:fill-color="#ffffff"/>
      <style:paragraph-properties fo:line-height="100%">
        <style:tab-stops>
          <style:tab-stop style:position="19.05cm" style:type="right"/>
        </style:tab-stops>
      </style:paragraph-properties>
      <style:text-properties style:font-name="Arial1" fo:font-size="21pt" style:font-size-asian="28pt" style:font-size-complex="28pt"/>
    </style:style>
    <style:style style:name="T1" style:family="text">
      <style:text-properties fo:color="#000000" style:font-name="Segoe UI Semibold" fo:font-size="28pt" fo:font-style="normal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2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style:font-name="Arial1" fo:font-size="36pt" fo:text-shadow="1pt 1pt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Segoe UI Semibold" fo:font-size="20pt" fo:text-shadow="none" fo:font-weight="normal" style:font-size-asian="20pt" style:font-weight-asian="normal" style:font-size-complex="20pt" style:font-weight-complex="normal"/>
    </style:style>
    <style:style style:name="T7" style:family="text">
      <style:text-properties style:font-name="Arial1" fo:font-size="12pt" fo:text-shadow="1pt 1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38cm" svg:height="3.063cm" svg:x="1.778cm" svg:y="0.508cm">
          <draw:text-box>
            <text:p text:style-name="P1"><text:span text:style-name="T1">HYMN #725</text:span></text:p>
            <text:p text:style-name="P1"><text:span text:style-name="T2">“</text:span><text:span text:style-name="T2">Children of the Heavenly Father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384cm" svg:height="7.011cm" svg:x="1.778cm" svg:y="0.508cm">
          <draw:text-box>
            <text:p text:style-name="P4"><text:span text:style-name="T3">1. </text:span><text:span text:style-name="T4">Children of the heav’nly Father</text:span><text:span text:style-name="T4"><text:line-break/></text:span><text:span text:style-name="T4">Safely in His bosom gather;</text:span><text:span text:style-name="T4"><text:line-break/></text:span><text:span text:style-name="T4">Nestling bird nor star in heaven</text:span><text:span text:style-name="T4"><text:line-break/></text:span><text:span text:style-name="T4">Such a refuge e’er was giv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3" draw:text-style-name="P5" draw:layer="layout" svg:width="24.638cm" svg:height="7.011cm" svg:x="1.778cm" svg:y="0.609cm">
          <draw:text-box>
            <text:p text:style-name="P4"><text:span text:style-name="T3">2. </text:span><text:span text:style-name="T3"><text:tab/></text:span><text:span text:style-name="T4">God His own doth tend and nourish;</text:span><text:span text:style-name="T4"><text:line-break/></text:span><text:span text:style-name="T4">In His holy courts they flourish.</text:span><text:span text:style-name="T4"><text:line-break/></text:span><text:span text:style-name="T4">From all evil things He spares them;</text:span><text:span text:style-name="T4"><text:line-break/></text:span><text:span text:style-name="T4">In His mighty arms He bears th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7" draw:layer="layout" svg:width="24.384cm" svg:height="7.011cm" svg:x="1.896cm" svg:y="0.569cm">
          <draw:text-box>
            <text:p text:style-name="P4"><text:span text:style-name="T3">3. </text:span><text:span text:style-name="T4">Neither life nor death shall ever</text:span><text:span text:style-name="T4"><text:line-break/></text:span><text:span text:style-name="T4">From the Lord His children sever;</text:span><text:span text:style-name="T4"><text:line-break/></text:span><text:span text:style-name="T4">Unto them His grace He showeth,</text:span><text:span text:style-name="T4"><text:line-break/></text:span><text:span text:style-name="T4">And their sorrows all He knowet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4" draw:text-style-name="P11" draw:layer="layout" svg:width="24.13cm" svg:height="12.667cm" svg:x="2.032cm" svg:y="0.541cm">
          <draw:text-box>
            <text:p text:style-name="P8"><text:span text:style-name="T3">4. </text:span><text:span text:style-name="T4">Though He giveth or He taketh,</text:span><text:span text:style-name="T4"><text:line-break/></text:span><text:span text:style-name="T4">God His children ne’er forsaketh;</text:span><text:span text:style-name="T4"><text:line-break/></text:span><text:span text:style-name="T4">His the loving purpose solely</text:span><text:span text:style-name="T4"><text:line-break/></text:span><text:span text:style-name="T4">To preserve them pure and holy.</text:span></text:p>
            <text:p text:style-name="P9"><text:span text:style-name="T5"><text:line-break/></text:span><text:span text:style-name="T6">© Augsburg Publishing House. </text:span></text:p>
            <text:p text:style-name="P10"><text:span text:style-name="T6">Used by permission: </text:span></text:p>
            <text:p text:style-name="P10"><text:span text:style-name="T6">LSB Hymn License </text:span></text:p>
            <text:p text:style-name="P10"><text:span text:style-name="T6">.NET, no. 100011038.</text:span></text:p>
            <text:p text:style-name="P10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02T20:35:44.036000000</meta:creation-date>
    <dc:date>2019-04-29T13:57:32.911000000</dc:date>
    <meta:editing-duration>PT16M12S</meta:editing-duration>
    <meta:editing-cycles>16</meta:editing-cycles>
    <meta:generator>LibreOffice/6.1.5.2$Windows_X86_64 LibreOffice_project/90f8dcf33c87b3705e78202e3df5142b201bd805</meta:generator>
    <meta:document-statistic meta:object-count="36"/>
  </office:meta>
</office:document-meta>
</file>